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2">
      <style:table-cell-properties fo:border-top="thin solid #000000" fo:border-bottom="none" fo:border-left="none" fo:border-right="none" fo:background-color="#C4D79B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6360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renteneintritt</text:p>
          </table:table-cell>
          <table:table-cell office:value-type="string" table:style-name="ce1">
            <text:p>w_hours</text:p>
          </table:table-cell>
          <table:table-cell office:value-type="string" table:style-name="ce1">
            <text:p>ineducation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a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pvbei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child_num_tu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zve_nokfb</text:p>
          </table:table-cell>
          <table:table-cell office:value-type="string" table:style-name="ce2">
            <text:p>zve_kfb</text:p>
          </table:table-cell>
          <table:table-cell office:value-type="string" table:style-name="ce2">
            <text:p>zve_abg_nokfb</text:p>
          </table:table-cell>
          <table:table-cell office:value-type="string" table:style-name="ce2">
            <text:p>zve_abg_kfb</text:p>
          </table:table-cell>
          <table:table-cell table:style-name="ce1"/>
          <table:table-cell office:value-type="string" table:style-name="ce1">
            <text:p>vorsorg</text:p>
          </table:table-cell>
          <table:table-cell office:value-type="string" table:style-name="ce1">
            <text:p>gross_gde</text:p>
          </table:table-cell>
          <table:table-cell office:value-type="string" table:style-name="ce1">
            <text:p>kifreib</text:p>
          </table:table-cell>
          <table:table-cell office:value-type="string" table:style-name="ce1">
            <text:p>sonstigevors</text:p>
          </table:table-cell>
          <table:table-cell office:value-type="string" table:style-name="ce1">
            <text:p>zve_nokfb_ind</text:p>
          </table:table-cell>
          <table:table-cell office:value-type="string" table:style-name="ce1">
            <text:p>d_zve</text:p>
          </table:table-cell>
          <table:table-cell office:value-type="string" table:style-name="ce1">
            <text:p>d_zu_kfb</text:p>
          </table:table-cell>
          <table:table-cell office:value-type="string" table:style-name="ce1">
            <text:p>zve_temp</text:p>
          </table:table-cell>
          <table:table-cell table:number-columns-repeated="16348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2]+(65-[.U2])" table:style-name="ce1">
            <text:p>2043</text:p>
          </table:table-cell>
          <table:table-cell office:value-type="float" office:value="40" table:formula="of:=([.N2]=FALSE)*40+([.N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0" table:formula="of:=MAX([.AD2]-[.AC2]-36;0)" table:style-name="ce3">
            <text:p>0,00</text:p>
          </table:table-cell>
          <table:table-cell office:value-type="float" office:value="0" table:formula="of:=[.X2]-[.AE2]" table:style-name="ce3">
            <text:p>0,00</text:p>
          </table:table-cell>
          <table:table-cell office:value-type="float" office:value="363" table:formula="of:=[.X2]+MAX([.F2]*12-801-36;0)" table:style-name="ce2">
            <text:p>363</text:p>
          </table:table-cell>
          <table:table-cell office:value-type="float" office:value="363" table:formula="of:=MAX([.Z2]-[.AE3];0)" table:style-name="ce2">
            <text:p>363</text:p>
          </table:table-cell>
          <table:table-cell table:style-name="ce1"/>
          <table:table-cell office:value-type="float" office:value="0" table:formula="of:=INT(((0.6+(0.02*([.W2]-2005)))*(2*12*[.P2]))-(12*[.P2]))+[.AF2]" table:style-name="ce1">
            <text:p>0</text:p>
          </table:table-cell>
          <table:table-cell office:value-type="float" office:value="0" table:formula="of:=(12*[.E2]+(12*[.D2] - 1000)*([.D2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]+[.S2]); MIN(12 *(0.96*[.R2]+[.S2]+[.Q2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3]+(65-[.U3])" table:style-name="ce1">
            <text:p>2043</text:p>
          </table:table-cell>
          <table:table-cell office:value-type="float" office:value="40" table:formula="of:=([.N3]=FALSE)*40+([.N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$D3]" table:style-name="ce1">
            <text:p>60</text:p>
          </table:table-cell>
          <table:table-cell office:value-type="float" office:value="12" table:formula="of:=0.02*[.D3]" table:style-name="ce1">
            <text:p>12</text:p>
          </table:table-cell>
          <table:table-cell office:value-type="float" office:value="48" table:formula="of:=0.08*[.D3]" table:style-name="ce1">
            <text:p>48</text:p>
          </table:table-cell>
          <table:table-cell office:value-type="float" office:value="9" table:formula="of:=0.015*[.D3]" table:style-name="ce1">
            <text:p>9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842" table:formula="of:=MAX([.AD3]-[.AC3]-36;0)" table:style-name="ce3">
            <text:p>4842,00</text:p>
          </table:table-cell>
          <table:table-cell office:value-type="float" office:value="4842" table:formula="of:=[.X3]-[.AE3]" table:style-name="ce3">
            <text:p>4842,00</text:p>
          </table:table-cell>
          <table:table-cell office:value-type="float" office:value="5241" table:formula="of:=[.X3]+MAX([.F3]*12-801;0)" table:style-name="ce2">
            <text:p>5241</text:p>
          </table:table-cell>
          <table:table-cell office:value-type="float" office:value="5241" table:formula="of:=MAX([.Z3]-[.AE3];0)" table:style-name="ce2">
            <text:p>5241</text:p>
          </table:table-cell>
          <table:table-cell table:style-name="ce1"/>
          <table:table-cell office:value-type="float" office:value="1322" table:formula="of:=INT(((0.6+(0.02*([.W3]-2005)))*(2*12*[.P3]))-(12*[.P3]))+[.AF3]" table:style-name="ce1">
            <text:p>1322</text:p>
          </table:table-cell>
          <table:table-cell office:value-type="float" office:value="6200" table:formula="of:=(12*[.E3]+(12*[.D3] - 1000)*([.D3]&gt;450))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R3]+[.S3]); MIN(12 *(0.96*[.R3]+[.S3]+[.Q3]);  1900)  ))" table:style-name="ce1">
            <text:p>804</text:p>
          </table:table-cell>
          <table:table-cell table:number-columns-repeated="16352" table:style-name="ce1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4]+(65-[.U4])" table:style-name="ce1">
            <text:p>2043</text:p>
          </table:table-cell>
          <table:table-cell office:value-type="float" office:value="40" table:formula="of:=([.N4]=FALSE)*40+([.N4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4]" table:style-name="ce1">
            <text:p>90</text:p>
          </table:table-cell>
          <table:table-cell office:value-type="float" office:value="18" table:formula="of:=0.02*[.D4]" table:style-name="ce1">
            <text:p>18</text:p>
          </table:table-cell>
          <table:table-cell office:value-type="float" office:value="72" table:formula="of:=0.08*[.D4]" table:style-name="ce1">
            <text:p>72</text:p>
          </table:table-cell>
          <table:table-cell office:value-type="float" office:value="13.5" table:formula="of:=0.015*[.D4]" table:style-name="ce1">
            <text:p>13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7780" table:formula="of:=MAX([.AD4]-[.AC4]-36;0)" table:style-name="ce3">
            <text:p>7780,00</text:p>
          </table:table-cell>
          <table:table-cell office:value-type="float" office:value="7780" table:formula="of:=[.X4]-[.AE4]" table:style-name="ce3">
            <text:p>7780,00</text:p>
          </table:table-cell>
          <table:table-cell office:value-type="float" office:value="8179" table:formula="of:=[.X4]+MAX([.F4]*12-801;0)" table:style-name="ce2">
            <text:p>8179</text:p>
          </table:table-cell>
          <table:table-cell office:value-type="float" office:value="8179" table:formula="of:=MAX([.Z4]-[.AE4];0)" table:style-name="ce2">
            <text:p>8179</text:p>
          </table:table-cell>
          <table:table-cell table:style-name="ce1"/>
          <table:table-cell office:value-type="float" office:value="1984" table:formula="of:=INT(((0.6+(0.02*([.W4]-2005)))*(2*12*[.P4]))-(12*[.P4]))+[.AF4]" table:style-name="ce1">
            <text:p>1984</text:p>
          </table:table-cell>
          <table:table-cell office:value-type="float" office:value="9800" table:formula="of:=(12*[.E4]+(12*[.D4] - 1000)*([.D4]&gt;450))" table:style-name="ce1">
            <text:p>980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R4]+[.S4]); MIN(12 *(0.96*[.R4]+[.S4]+[.Q4]);  1900)  ))" table:style-name="ce1">
            <text:p>1207</text:p>
          </table:table-cell>
          <table:table-cell table:number-columns-repeated="16352" table:style-name="ce1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5]+(65-[.U5])" table:style-name="ce1">
            <text:p>2043</text:p>
          </table:table-cell>
          <table:table-cell office:value-type="float" office:value="40" table:formula="of:=([.N5]=FALSE)*40+([.N5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5]" table:style-name="ce1">
            <text:p>120</text:p>
          </table:table-cell>
          <table:table-cell office:value-type="float" office:value="24" table:formula="of:=0.02*[.D5]" table:style-name="ce1">
            <text:p>24</text:p>
          </table:table-cell>
          <table:table-cell office:value-type="float" office:value="96" table:formula="of:=0.08*[.D5]" table:style-name="ce1">
            <text:p>96</text:p>
          </table:table-cell>
          <table:table-cell office:value-type="float" office:value="18" table:formula="of:=0.015*[.D5]" table:style-name="ce1">
            <text:p>18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0719" table:formula="of:=MAX([.AD5]-[.AC5]-36;0)" table:style-name="ce3">
            <text:p>10719,00</text:p>
          </table:table-cell>
          <table:table-cell office:value-type="float" office:value="10719" table:formula="of:=[.X5]-[.AE5]" table:style-name="ce3">
            <text:p>10719,00</text:p>
          </table:table-cell>
          <table:table-cell office:value-type="float" office:value="11118" table:formula="of:=[.X5]+MAX([.F5]*12-801;0)" table:style-name="ce2">
            <text:p>11118</text:p>
          </table:table-cell>
          <table:table-cell office:value-type="float" office:value="11118" table:formula="of:=MAX([.Z5]-[.AE5];0)" table:style-name="ce2">
            <text:p>11118</text:p>
          </table:table-cell>
          <table:table-cell table:style-name="ce1"/>
          <table:table-cell office:value-type="float" office:value="2645" table:formula="of:=INT(((0.6+(0.02*([.W5]-2005)))*(2*12*[.P5]))-(12*[.P5]))+[.AF5]" table:style-name="ce1">
            <text:p>2645</text:p>
          </table:table-cell>
          <table:table-cell office:value-type="float" office:value="13400" table:formula="of:=(12*[.E5]+(12*[.D5] - 1000)*([.D5]&gt;450))" table:style-name="ce1">
            <text:p>1340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R5]+[.S5]); MIN(12 *(0.96*[.R5]+[.S5]+[.Q5]);  1900)  ))" table:style-name="ce1">
            <text:p>1609</text:p>
          </table:table-cell>
          <table:table-cell table:number-columns-repeated="16352" table:style-name="ce1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6]+(65-[.U6])" table:style-name="ce1">
            <text:p>2043</text:p>
          </table:table-cell>
          <table:table-cell office:value-type="float" office:value="40" table:formula="of:=([.N6]=FALSE)*40+([.N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6]" table:style-name="ce1">
            <text:p>150</text:p>
          </table:table-cell>
          <table:table-cell office:value-type="float" office:value="30" table:formula="of:=0.02*[.D6]" table:style-name="ce1">
            <text:p>30</text:p>
          </table:table-cell>
          <table:table-cell office:value-type="float" office:value="120" table:formula="of:=0.08*[.D6]" table:style-name="ce1">
            <text:p>120</text:p>
          </table:table-cell>
          <table:table-cell office:value-type="float" office:value="22.5" table:formula="of:=0.015*[.D6]" table:style-name="ce1">
            <text:p>22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768" table:formula="of:=MAX([.AD6]-[.AC6]-36;0)" table:style-name="ce3">
            <text:p>13768,00</text:p>
          </table:table-cell>
          <table:table-cell office:value-type="float" office:value="13768" table:formula="of:=[.X6]-[.AE6]" table:style-name="ce3">
            <text:p>13768,00</text:p>
          </table:table-cell>
          <table:table-cell office:value-type="float" office:value="14167" table:formula="of:=[.X6]+MAX([.F6]*12-801;0)" table:style-name="ce2">
            <text:p>14167</text:p>
          </table:table-cell>
          <table:table-cell office:value-type="float" office:value="14167" table:formula="of:=MAX([.Z6]-[.AE6];0)" table:style-name="ce2">
            <text:p>14167</text:p>
          </table:table-cell>
          <table:table-cell table:style-name="ce1"/>
          <table:table-cell office:value-type="float" office:value="3196" table:formula="of:=INT(((0.6+(0.02*([.W6]-2005)))*(2*12*[.P6]))-(12*[.P6]))+[.AF6]" table:style-name="ce1">
            <text:p>3196</text:p>
          </table:table-cell>
          <table:table-cell office:value-type="float" office:value="17000" table:formula="of:=(12*[.E6]+(12*[.D6] - 1000)*([.D6]&gt;450))" table:style-name="ce1">
            <text:p>1700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R6]+[.S6]); MIN(12 *(0.96*[.R6]+[.S6]+[.Q6]);  1900)  ))" table:style-name="ce1">
            <text:p>1900</text:p>
          </table:table-cell>
          <table:table-cell table:number-columns-repeated="16352" table:style-name="ce1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7]+(65-[.U7])" table:style-name="ce1">
            <text:p>2043</text:p>
          </table:table-cell>
          <table:table-cell office:value-type="float" office:value="40" table:formula="of:=([.N7]=FALSE)*40+([.N7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500" table:formula="of:=0.1*[.D7]" table:style-name="ce1">
            <text:p>500</text:p>
          </table:table-cell>
          <table:table-cell office:value-type="float" office:value="100" table:formula="of:=0.02*[.D7]" table:style-name="ce1">
            <text:p>100</text:p>
          </table:table-cell>
          <table:table-cell office:value-type="float" office:value="400" table:formula="of:=0.08*[.D7]" table:style-name="ce1">
            <text:p>400</text:p>
          </table:table-cell>
          <table:table-cell office:value-type="float" office:value="75" table:formula="of:=0.015*[.D7]" table:style-name="ce1">
            <text:p>7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9136" table:formula="of:=MAX([.AD7]-[.AC7]-36;0)" table:style-name="ce3">
            <text:p>49136,00</text:p>
          </table:table-cell>
          <table:table-cell office:value-type="float" office:value="49136" table:formula="of:=[.X7]-[.AE7]" table:style-name="ce3">
            <text:p>49136,00</text:p>
          </table:table-cell>
          <table:table-cell office:value-type="float" office:value="49535" table:formula="of:=[.X7]+MAX([.F7]*12-801;0)" table:style-name="ce2">
            <text:p>49535</text:p>
          </table:table-cell>
          <table:table-cell office:value-type="float" office:value="49535" table:formula="of:=MAX([.Z7]-[.AE7];0)" table:style-name="ce2">
            <text:p>49535</text:p>
          </table:table-cell>
          <table:table-cell table:style-name="ce1"/>
          <table:table-cell office:value-type="float" office:value="9828" table:formula="of:=INT(((0.6+(0.02*([.W7]-2005)))*(2*12*[.P7]))-(12*[.P7]))+[.AF7]" table:style-name="ce1">
            <text:p>9828</text:p>
          </table:table-cell>
          <table:table-cell office:value-type="float" office:value="59000" table:formula="of:=(12*[.E7]+(12*[.D7] - 1000)*([.D7]&gt;450))" table:style-name="ce1">
            <text:p>59000</text:p>
          </table:table-cell>
          <table:table-cell office:value-type="float" office:value="0" table:style-name="ce1">
            <text:p>0</text:p>
          </table:table-cell>
          <table:table-cell office:value-type="float" office:value="5508" table:formula="of:=INT(MAX(12 *(0.96*[.R7]+[.S7]); MIN(12 *(0.96*[.R7]+[.S7]+[.Q7]);  1900)  ))" table:style-name="ce1">
            <text:p>5508</text:p>
          </table:table-cell>
          <table:table-cell table:number-columns-repeated="16352" table:style-name="ce1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8]+(65-[.U8])" table:style-name="ce1">
            <text:p>2035</text:p>
          </table:table-cell>
          <table:table-cell office:value-type="float" office:value="40" table:formula="of:=([.N8]=FALSE)*40+([.N8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0" table:formula="of:=MAX([.AD8]-[.AC8]-36;0)" table:style-name="ce3">
            <text:p>0,00</text:p>
          </table:table-cell>
          <table:table-cell office:value-type="float" office:value="0" table:formula="of:=[.X8]-[.AE8]" table:style-name="ce3">
            <text:p>0,00</text:p>
          </table:table-cell>
          <table:table-cell office:value-type="float" office:value="363" table:formula="of:=[.X8]+MAX([.F8]*12-801-36;0)" table:style-name="ce2">
            <text:p>363</text:p>
          </table:table-cell>
          <table:table-cell office:value-type="float" office:value="363" table:formula="of:=MAX([.Z8]-[.AE8];0)" table:style-name="ce2">
            <text:p>363</text:p>
          </table:table-cell>
          <table:table-cell table:style-name="ce1"/>
          <table:table-cell office:value-type="float" office:value="0" table:formula="of:=INT(((0.6+(0.02*([.W8]-2005)))*(2*12*[.P8]))-(12*[.P8]))+[.AF8]" table:style-name="ce1">
            <text:p>0</text:p>
          </table:table-cell>
          <table:table-cell office:value-type="float" office:value="0" table:formula="of:=(12*[.E8]+(12*[.D8] - 920)*([.D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8]+[.S8]); MIN(12 *(0.96*[.R8]+[.S8]+[.Q8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9]+(65-[.U9])" table:style-name="ce1">
            <text:p>2035</text:p>
          </table:table-cell>
          <table:table-cell office:value-type="float" office:value="40" table:formula="of:=([.N9]=FALSE)*40+([.N9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D9]" table:style-name="ce1">
            <text:p>60</text:p>
          </table:table-cell>
          <table:table-cell office:value-type="float" office:value="12" table:formula="of:=0.02*[.D9]" table:style-name="ce1">
            <text:p>12</text:p>
          </table:table-cell>
          <table:table-cell office:value-type="float" office:value="48" table:formula="of:=0.08*[.D9]" table:style-name="ce1">
            <text:p>48</text:p>
          </table:table-cell>
          <table:table-cell office:value-type="float" office:value="9" table:formula="of:=0.015*[.D9]" table:style-name="ce1">
            <text:p>9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5152" table:formula="of:=MAX([.AD9]-[.AC9]-36;0)" table:style-name="ce3">
            <text:p>5152,00</text:p>
          </table:table-cell>
          <table:table-cell office:value-type="float" office:value="5152" table:formula="of:=[.X9]-[.AE9]" table:style-name="ce3">
            <text:p>5152,00</text:p>
          </table:table-cell>
          <table:table-cell office:value-type="float" office:value="5551" table:formula="of:=[.X9]+MAX([.F9]*12-801;0)" table:style-name="ce2">
            <text:p>5551</text:p>
          </table:table-cell>
          <table:table-cell office:value-type="float" office:value="5551" table:formula="of:=MAX([.Z9]-[.AE9];0)" table:style-name="ce2">
            <text:p>5551</text:p>
          </table:table-cell>
          <table:table-cell table:style-name="ce1"/>
          <table:table-cell office:value-type="float" office:value="1092" table:formula="of:=INT(((0.6+(0.02*([.W9]-2005)))*(2*12*[.P9]))-(12*[.P9]))+[.AF9]" table:style-name="ce1">
            <text:p>1092</text:p>
          </table:table-cell>
          <table:table-cell office:value-type="float" office:value="6280" table:formula="of:=(12*[.E9]+(12*[.D9] - 920)*([.D9]&gt;450))" table:style-name="ce1">
            <text:p>628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R9]+[.S9]); MIN(12 *(0.96*[.R9]+[.S9]+[.Q9]);  1900)  ))" table:style-name="ce1">
            <text:p>804</text:p>
          </table:table-cell>
          <table:table-cell table:number-columns-repeated="16352" table:style-name="ce1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0]+(65-[.U10])" table:style-name="ce1">
            <text:p>2035</text:p>
          </table:table-cell>
          <table:table-cell office:value-type="float" office:value="40" table:formula="of:=([.N10]=FALSE)*40+([.N10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10]" table:style-name="ce1">
            <text:p>90</text:p>
          </table:table-cell>
          <table:table-cell office:value-type="float" office:value="18" table:formula="of:=0.02*[.D10]" table:style-name="ce1">
            <text:p>18</text:p>
          </table:table-cell>
          <table:table-cell office:value-type="float" office:value="72" table:formula="of:=0.08*[.D10]" table:style-name="ce1">
            <text:p>72</text:p>
          </table:table-cell>
          <table:table-cell office:value-type="float" office:value="13.5" table:formula="of:=0.015*[.D10]" table:style-name="ce1">
            <text:p>13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205" table:formula="of:=MAX([.AD10]-[.AC10]-36;0)" table:style-name="ce3">
            <text:p>8205,00</text:p>
          </table:table-cell>
          <table:table-cell office:value-type="float" office:value="8205" table:formula="of:=[.X10]-[.AE10]" table:style-name="ce3">
            <text:p>8205,00</text:p>
          </table:table-cell>
          <table:table-cell office:value-type="float" office:value="8604" table:formula="of:=[.X10]+MAX([.F10]*12-801;0)" table:style-name="ce2">
            <text:p>8604</text:p>
          </table:table-cell>
          <table:table-cell office:value-type="float" office:value="8604" table:formula="of:=MAX([.Z10]-[.AE10];0)" table:style-name="ce2">
            <text:p>8604</text:p>
          </table:table-cell>
          <table:table-cell table:style-name="ce1"/>
          <table:table-cell office:value-type="float" office:value="1639" table:formula="of:=INT(((0.6+(0.02*([.W10]-2005)))*(2*12*[.P10]))-(12*[.P10]))+[.AF10]" table:style-name="ce1">
            <text:p>1639</text:p>
          </table:table-cell>
          <table:table-cell office:value-type="float" office:value="9880" table:formula="of:=(12*[.E10]+(12*[.D10] - 920)*([.D10]&gt;450))" table:style-name="ce1">
            <text:p>988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R10]+[.S10]); MIN(12 *(0.96*[.R10]+[.S10]+[.Q10]);  1900)  ))" table:style-name="ce1">
            <text:p>1207</text:p>
          </table:table-cell>
          <table:table-cell table:number-columns-repeated="16352" table:style-name="ce1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1]+(65-[.U11])" table:style-name="ce1">
            <text:p>2035</text:p>
          </table:table-cell>
          <table:table-cell office:value-type="float" office:value="40" table:formula="of:=([.N11]=FALSE)*40+([.N11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11]" table:style-name="ce1">
            <text:p>120</text:p>
          </table:table-cell>
          <table:table-cell office:value-type="float" office:value="24" table:formula="of:=0.02*[.D11]" table:style-name="ce1">
            <text:p>24</text:p>
          </table:table-cell>
          <table:table-cell office:value-type="float" office:value="96" table:formula="of:=0.08*[.D11]" table:style-name="ce1">
            <text:p>96</text:p>
          </table:table-cell>
          <table:table-cell office:value-type="float" office:value="18" table:formula="of:=0.015*[.D11]" table:style-name="ce1">
            <text:p>18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1259" table:formula="of:=MAX([.AD11]-[.AC11]-36;0)" table:style-name="ce3">
            <text:p>11259,00</text:p>
          </table:table-cell>
          <table:table-cell office:value-type="float" office:value="11259" table:formula="of:=[.X11]-[.AE11]" table:style-name="ce3">
            <text:p>11259,00</text:p>
          </table:table-cell>
          <table:table-cell office:value-type="float" office:value="11658" table:formula="of:=[.X11]+MAX([.F11]*12-801;0)" table:style-name="ce2">
            <text:p>11658</text:p>
          </table:table-cell>
          <table:table-cell office:value-type="float" office:value="11658" table:formula="of:=MAX([.Z11]-[.AE11];0)" table:style-name="ce2">
            <text:p>11658</text:p>
          </table:table-cell>
          <table:table-cell table:style-name="ce1"/>
          <table:table-cell office:value-type="float" office:value="2185" table:formula="of:=INT(((0.6+(0.02*([.W11]-2005)))*(2*12*[.P11]))-(12*[.P11]))+[.AF11]" table:style-name="ce1">
            <text:p>2185</text:p>
          </table:table-cell>
          <table:table-cell office:value-type="float" office:value="13480" table:formula="of:=(12*[.E11]+(12*[.D11] - 920)*([.D11]&gt;450))" table:style-name="ce1">
            <text:p>1348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R11]+[.S11]); MIN(12 *(0.96*[.R11]+[.S11]+[.Q11]);  1900)  ))" table:style-name="ce1">
            <text:p>1609</text:p>
          </table:table-cell>
          <table:table-cell table:number-columns-repeated="16352" table:style-name="ce1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2]+(65-[.U12])" table:style-name="ce1">
            <text:p>2035</text:p>
          </table:table-cell>
          <table:table-cell office:value-type="float" office:value="40" table:formula="of:=([.N12]=FALSE)*40+([.N1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12]" table:style-name="ce1">
            <text:p>150</text:p>
          </table:table-cell>
          <table:table-cell office:value-type="float" office:value="30" table:formula="of:=0.02*[.D12]" table:style-name="ce1">
            <text:p>30</text:p>
          </table:table-cell>
          <table:table-cell office:value-type="float" office:value="120" table:formula="of:=0.08*[.D12]" table:style-name="ce1">
            <text:p>120</text:p>
          </table:table-cell>
          <table:table-cell office:value-type="float" office:value="22.5" table:formula="of:=0.015*[.D12]" table:style-name="ce1">
            <text:p>22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4424" table:formula="of:=MAX([.AD12]-[.AC12]-36;0)" table:style-name="ce3">
            <text:p>14424,00</text:p>
          </table:table-cell>
          <table:table-cell office:value-type="float" office:value="14424" table:formula="of:=[.X12]-[.AE12]" table:style-name="ce3">
            <text:p>14424,00</text:p>
          </table:table-cell>
          <table:table-cell office:value-type="float" office:value="14823" table:formula="of:=[.X12]+MAX([.F12]*12-801;0)" table:style-name="ce2">
            <text:p>14823</text:p>
          </table:table-cell>
          <table:table-cell office:value-type="float" office:value="14823" table:formula="of:=MAX([.Z12]-[.AE12];0)" table:style-name="ce2">
            <text:p>14823</text:p>
          </table:table-cell>
          <table:table-cell table:style-name="ce1"/>
          <table:table-cell office:value-type="float" office:value="2620" table:formula="of:=INT(((0.6+(0.02*([.W12]-2005)))*(2*12*[.P12]))-(12*[.P12]))+[.AF12]" table:style-name="ce1">
            <text:p>2620</text:p>
          </table:table-cell>
          <table:table-cell office:value-type="float" office:value="17080" table:formula="of:=(12*[.E12]+(12*[.D12] - 920)*([.D12]&gt;450))" table:style-name="ce1">
            <text:p>1708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R12]+[.S12]); MIN(12 *(0.96*[.R12]+[.S12]+[.Q12]);  1900)  ))" table:style-name="ce1">
            <text:p>1900</text:p>
          </table:table-cell>
          <table:table-cell table:number-columns-repeated="16352" table:style-name="ce1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3]+(65-[.U13])" table:style-name="ce1">
            <text:p>2035</text:p>
          </table:table-cell>
          <table:table-cell office:value-type="float" office:value="40" table:formula="of:=([.N13]=FALSE)*40+([.N1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800" table:formula="of:=0.1*[.D13]" table:style-name="ce1">
            <text:p>800</text:p>
          </table:table-cell>
          <table:table-cell office:value-type="float" office:value="160" table:formula="of:=0.02*[.D13]" table:style-name="ce1">
            <text:p>160</text:p>
          </table:table-cell>
          <table:table-cell office:value-type="float" office:value="640" table:formula="of:=0.08*[.D13]" table:style-name="ce1">
            <text:p>640</text:p>
          </table:table-cell>
          <table:table-cell office:value-type="float" office:value="120" table:formula="of:=0.015*[.D13]" table:style-name="ce1">
            <text:p>12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3606" table:formula="of:=MAX([.AD13]-[.AC13]-36;0)" table:style-name="ce3">
            <text:p>83606,00</text:p>
          </table:table-cell>
          <table:table-cell office:value-type="float" office:value="83606" table:formula="of:=[.X13]-[.AE13]" table:style-name="ce3">
            <text:p>83606,00</text:p>
          </table:table-cell>
          <table:table-cell office:value-type="float" office:value="84005" table:formula="of:=[.X13]+MAX([.F13]*12-801;0)" table:style-name="ce2">
            <text:p>84005</text:p>
          </table:table-cell>
          <table:table-cell office:value-type="float" office:value="84005" table:formula="of:=MAX([.Z13]-[.AE13];0)" table:style-name="ce2">
            <text:p>84005</text:p>
          </table:table-cell>
          <table:table-cell table:style-name="ce1"/>
          <table:table-cell office:value-type="float" office:value="11438" table:formula="of:=INT(((0.6+(0.02*([.W13]-2005)))*(12*2*0.0995*5500))-(12*0.0995*5500))+[.AF13]" table:style-name="ce1">
            <text:p>11438</text:p>
          </table:table-cell>
          <table:table-cell office:value-type="float" office:value="95080" table:formula="of:=(12*[.E13]+(12*[.D13] - 920)*([.D13]&gt;450))" table:style-name="ce1">
            <text:p>95080</text:p>
          </table:table-cell>
          <table:table-cell office:value-type="float" office:value="0" table:style-name="ce1">
            <text:p>0</text:p>
          </table:table-cell>
          <table:table-cell office:value-type="float" office:value="8812" table:formula="of:=INT(MAX(12 *(0.96*[.R13]+[.S13]); MIN(12 *(0.96*[.R13]+[.S13]+[.Q13]);  1900)  ))" table:style-name="ce1">
            <text:p>8812</text:p>
          </table:table-cell>
          <table:table-cell table:number-columns-repeated="1635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7" table:formula="of:=[.W14]+(65-[.U14])" table:style-name="ce1">
            <text:p>2037</text:p>
          </table:table-cell>
          <table:table-cell office:value-type="float" office:value="40" table:formula="of:=([.N14]=FALSE)*40+([.N14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14]" table:style-name="ce1">
            <text:p>200</text:p>
          </table:table-cell>
          <table:table-cell office:value-type="float" office:value="40" table:formula="of:=0.02*[.D14]" table:style-name="ce1">
            <text:p>40</text:p>
          </table:table-cell>
          <table:table-cell office:value-type="float" office:value="160" table:formula="of:=0.08*[.D14]" table:style-name="ce1">
            <text:p>160</text:p>
          </table:table-cell>
          <table:table-cell office:value-type="float" office:value="30" table:formula="of:=0.015*[.D14]" table:style-name="ce1">
            <text:p>3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office:value-type="float" office:value="18301" table:formula="of:=MAX([.AD14]-[.AC14]-36-1308;0)" table:style-name="ce3">
            <text:p>18301,00</text:p>
          </table:table-cell>
          <table:table-cell office:value-type="float" office:value="14797" table:formula="of:=[.X14]-[.AE14]" table:style-name="ce3">
            <text:p>14797,00</text:p>
          </table:table-cell>
          <table:table-cell office:value-type="float" office:value="18700" table:formula="of:=[.X14]+MAX([.F14]*12-801;0)" table:style-name="ce2">
            <text:p>18700</text:p>
          </table:table-cell>
          <table:table-cell office:value-type="float" office:value="15196" table:formula="of:=MAX([.Z14]-[.AE14];0)" table:style-name="ce2">
            <text:p>15196</text:p>
          </table:table-cell>
          <table:table-cell table:style-name="ce1"/>
          <table:table-cell office:value-type="float" office:value="3355" table:formula="of:=INT(((0.6+(0.02*([.W14]-2005)))*(2*12*[.P14]))-(12*[.P14]))+[.AF14]" table:style-name="ce1">
            <text:p>3355</text:p>
          </table:table-cell>
          <table:table-cell office:value-type="float" office:value="23000" table:formula="of:=(12*[.E14]+(12*[.D14] - 1000)*([.D14]&gt;450))" table:style-name="ce1">
            <text:p>23000</text:p>
          </table:table-cell>
          <table:table-cell office:value-type="float" office:value="3504" table:formula="of:=0.5*7008" table:style-name="ce1">
            <text:p>3504</text:p>
          </table:table-cell>
          <table:table-cell office:value-type="float" office:value="2203" table:formula="of:=INT(MAX(12 *(0.96*[.R14]+[.S14]); MIN(12 *(0.96*[.R14]+[.S14]+[.Q14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2" table:formula="of:=[.W15]+(65-[.U15])" table:style-name="ce1">
            <text:p>2072</text:p>
          </table:table-cell>
          <table:table-cell office:value-type="float" office:value="1" table:formula="of:=([.N15]=FALSE)*40+([.N15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15]" table:style-name="ce1">
            <text:p>0</text:p>
          </table:table-cell>
          <table:table-cell office:value-type="float" office:value="0" table:formula="of:=0.02*[.D15]" table:style-name="ce1">
            <text:p>0</text:p>
          </table:table-cell>
          <table:table-cell office:value-type="float" office:value="0" table:formula="of:=0.08*[.D15]" table:style-name="ce1">
            <text:p>0</text:p>
          </table:table-cell>
          <table:table-cell office:value-type="float" office:value="0" table:formula="of:=0.015*[.D15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5]-2005)))*(2*12*[.P15]))-(12*[.P15]))+[.AF15]" table:style-name="ce1">
            <text:p>0</text:p>
          </table:table-cell>
          <table:table-cell office:value-type="float" office:value="0" table:formula="of:=(12*[.E15]+(12*[.D15] - 1000)*([.D1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5]+[.S15]); MIN(12 *(0.96*[.R15]+[.S15]+[.Q15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4" table:formula="of:=[.W16]+(65-[.U16])" table:style-name="ce1">
            <text:p>2034</text:p>
          </table:table-cell>
          <table:table-cell office:value-type="float" office:value="40" table:formula="of:=([.N16]=FALSE)*40+([.N1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D16]" table:style-name="ce1">
            <text:p>300</text:p>
          </table:table-cell>
          <table:table-cell office:value-type="float" office:value="60" table:formula="of:=0.02*[.D16]" table:style-name="ce1">
            <text:p>60</text:p>
          </table:table-cell>
          <table:table-cell office:value-type="float" office:value="240" table:formula="of:=0.08*[.D16]" table:style-name="ce1">
            <text:p>240</text:p>
          </table:table-cell>
          <table:table-cell office:value-type="float" office:value="45" table:formula="of:=0.015*[.D16]" table:style-name="ce1">
            <text:p>45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office:value-type="float" office:value="29136" table:formula="of:=MAX([.AD16]-[.AC16]-36-1308;0)" table:style-name="ce3">
            <text:p>29136,00</text:p>
          </table:table-cell>
          <table:table-cell office:value-type="float" office:value="26124" table:formula="of:=[.X16]-[.AE16]" table:style-name="ce3">
            <text:p>26124,00</text:p>
          </table:table-cell>
          <table:table-cell office:value-type="float" office:value="29535" table:formula="of:=[.X16]+MAX([.F16]*12-801;0)" table:style-name="ce2">
            <text:p>29535</text:p>
          </table:table-cell>
          <table:table-cell office:value-type="float" office:value="26523" table:formula="of:=MAX([.Z16]-[.AE16];0)" table:style-name="ce2">
            <text:p>26523</text:p>
          </table:table-cell>
          <table:table-cell table:style-name="ce1"/>
          <table:table-cell office:value-type="float" office:value="4600" table:formula="of:=INT(((0.6+(0.02*([.W16]-2005)))*(2*12*[.P16]))-(12*[.P16]))+[.AF16]" table:style-name="ce1">
            <text:p>4600</text:p>
          </table:table-cell>
          <table:table-cell office:value-type="float" office:value="35080" table:formula="of:=(12*[.E16]+(12*[.D16] - 920)*([.D16]&gt;450))" table:style-name="ce1">
            <text:p>35080</text:p>
          </table:table-cell>
          <table:table-cell office:value-type="float" office:value="3012" table:formula="of:=0.5*6024" table:style-name="ce1">
            <text:p>3012</text:p>
          </table:table-cell>
          <table:table-cell office:value-type="float" office:value="3304" table:formula="of:=INT(MAX(12 *(0.96*[.R16]+[.S16]); MIN(12 *(0.96*[.R16]+[.S16]+[.Q16]);  1900)  ))" table:style-name="ce1">
            <text:p>3304</text:p>
          </table:table-cell>
          <table:table-cell table:number-columns-repeated="1635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9" table:formula="of:=[.W17]+(65-[.U17])" table:style-name="ce1">
            <text:p>2069</text:p>
          </table:table-cell>
          <table:table-cell office:value-type="float" office:value="1" table:formula="of:=([.N17]=FALSE)*40+([.N17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7]" table:style-name="ce1">
            <text:p>0</text:p>
          </table:table-cell>
          <table:table-cell office:value-type="float" office:value="0" table:formula="of:=0.02*[.D17]" table:style-name="ce1">
            <text:p>0</text:p>
          </table:table-cell>
          <table:table-cell office:value-type="float" office:value="0" table:formula="of:=0.08*[.D17]" table:style-name="ce1">
            <text:p>0</text:p>
          </table:table-cell>
          <table:table-cell office:value-type="float" office:value="0" table:formula="of:=0.015*[.D17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7]-2005)))*(2*12*[.P17]))-(12*[.P17]))+[.AF17]" table:style-name="ce1">
            <text:p>0</text:p>
          </table:table-cell>
          <table:table-cell office:value-type="float" office:value="0" table:formula="of:=(12*[.E17]+(12*[.D17] - 1000)*([.D17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7]+[.S17]); MIN(12 *(0.96*[.R17]+[.S17]+[.Q17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030" table:formula="of:=[.W18]+(65-[.U18])" table:style-name="ce1">
            <text:p>2030</text:p>
          </table:table-cell>
          <table:table-cell office:value-type="float" office:value="40" table:formula="of:=([.N18]=FALSE)*40+([.N18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D18]" table:style-name="ce1">
            <text:p>200</text:p>
          </table:table-cell>
          <table:table-cell office:value-type="float" office:value="40" table:formula="of:=0.02*[.D18]" table:style-name="ce1">
            <text:p>40</text:p>
          </table:table-cell>
          <table:table-cell office:value-type="float" office:value="160" table:formula="of:=0.08*[.D18]" table:style-name="ce1">
            <text:p>160</text:p>
          </table:table-cell>
          <table:table-cell office:value-type="float" office:value="30" table:formula="of:=0.015*[.D18]" table:style-name="ce1">
            <text:p>3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office:value-type="float" office:value="29632" table:formula="of:=MAX([.AD18]-[.AC18]-36-1308;0)" table:style-name="ce3">
            <text:p>29632,00</text:p>
          </table:table-cell>
          <table:table-cell office:value-type="float" office:value="26728" table:formula="of:=[.X18]-[.AE18]" table:style-name="ce3">
            <text:p>26728,00</text:p>
          </table:table-cell>
          <table:table-cell office:value-type="float" office:value="40211" table:formula="of:=[.X18]+MAX([.F18]*12-1370-51;0)" table:style-name="ce2">
            <text:p>40211</text:p>
          </table:table-cell>
          <table:table-cell office:value-type="float" office:value="37307" table:formula="of:=MAX([.Z18]-[.AE18];0)" table:style-name="ce2">
            <text:p>37307</text:p>
          </table:table-cell>
          <table:table-cell table:style-name="ce1"/>
          <table:table-cell office:value-type="float" office:value="2683" table:formula="of:=INT(((0.6+(0.02*([.W18]-2005)))*(2*12*[.P18]))-(12*[.P18]))+[.AF18]" table:style-name="ce1">
            <text:p>2683</text:p>
          </table:table-cell>
          <table:table-cell office:value-type="float" office:value="33659" table:formula="of:=(12*[.E18]+((12*[.D18])-920)*([.D18]&gt;450)+MAX((12*[.F18])-51-1370;0))" table:style-name="ce1">
            <text:p>33659</text:p>
          </table:table-cell>
          <table:table-cell office:value-type="float" office:value="2904" table:formula="of:=5808/2" table:style-name="ce1">
            <text:p>2904</text:p>
          </table:table-cell>
          <table:table-cell office:value-type="float" office:value="2203" table:formula="of:=INT(MAX(12 *(0.96*[.R18]+[.S18]); MIN(12 *(0.96*[.R18]+[.S18]+[.Q18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5" table:formula="of:=[.W19]+(65-[.U19])" table:style-name="ce1">
            <text:p>2065</text:p>
          </table:table-cell>
          <table:table-cell office:value-type="float" office:value="1" table:formula="of:=([.N19]=FALSE)*40+([.N19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9]" table:style-name="ce1">
            <text:p>0</text:p>
          </table:table-cell>
          <table:table-cell office:value-type="float" office:value="0" table:formula="of:=0.02*[.D19]" table:style-name="ce1">
            <text:p>0</text:p>
          </table:table-cell>
          <table:table-cell office:value-type="float" office:value="0" table:formula="of:=0.08*[.D19]" table:style-name="ce1">
            <text:p>0</text:p>
          </table:table-cell>
          <table:table-cell office:value-type="float" office:value="0" table:formula="of:=0.015*[.D19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9]-2005)))*(2*12*[.P19]))-(12*[.P19]))+[.AF19]" table:style-name="ce1">
            <text:p>0</text:p>
          </table:table-cell>
          <table:table-cell office:value-type="float" office:value="0" table:formula="of:=(12*[.E19]+(12*[.D19] - 1000)*([.D1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9]+[.S19]); MIN(12 *(0.96*[.R19]+[.S19]+[.Q19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0]+(65-[.U20])" table:style-name="ce1">
            <text:p>2053</text:p>
          </table:table-cell>
          <table:table-cell office:value-type="float" office:value="40" table:formula="of:=([.N20]=FALSE)*40+([.N20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0]" table:style-name="ce1">
            <text:p>200</text:p>
          </table:table-cell>
          <table:table-cell office:value-type="float" office:value="40" table:formula="of:=0.02*[.D20]" table:style-name="ce1">
            <text:p>40</text:p>
          </table:table-cell>
          <table:table-cell office:value-type="float" office:value="160" table:formula="of:=0.08*[.D20]" table:style-name="ce1">
            <text:p>160</text:p>
          </table:table-cell>
          <table:table-cell office:value-type="float" office:value="30" table:formula="of:=0.015*[.D20]" table:style-name="ce1">
            <text:p>3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9033" table:formula="of:=MAX([.AD20]-[.AC20]-36;0)" table:style-name="ce3">
            <text:p>19033,00</text:p>
          </table:table-cell>
          <table:table-cell office:value-type="float" office:value="19033" table:formula="of:=[.X20]-[.AE20]" table:style-name="ce3">
            <text:p>19033,00</text:p>
          </table:table-cell>
          <table:table-cell office:value-type="float" office:value="19033" table:formula="of:=[.X20]+MAX([.F20]*12-801;0)" table:style-name="ce2">
            <text:p>19033</text:p>
          </table:table-cell>
          <table:table-cell office:value-type="float" office:value="19033" table:formula="of:=MAX([.Z20]-[.AE20];0)" table:style-name="ce2">
            <text:p>19033</text:p>
          </table:table-cell>
          <table:table-cell table:style-name="ce1"/>
          <table:table-cell office:value-type="float" office:value="3931" table:formula="of:=INT(((0.6+(0.02*([.W20]-2005)))*(2*12*[.P20]))-(12*[.P20]))+[.AF20]" table:style-name="ce1">
            <text:p>3931</text:p>
          </table:table-cell>
          <table:table-cell office:value-type="float" office:value="23000" table:formula="of:=(12*[.E20]+(12*[.D20] - 1000)*([.D20]&gt;450))" table:style-name="ce1">
            <text:p>23000</text:p>
          </table:table-cell>
          <table:table-cell office:value-type="float" office:value="0" table:style-name="ce1">
            <text:p>0</text:p>
          </table:table-cell>
          <table:table-cell office:value-type="float" office:value="2203" table:formula="of:=INT(MAX(12 *(0.96*[.R20]+[.S20]); MIN(12 *(0.96*[.R20]+[.S20]+[.Q20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1]+(65-[.U21])" table:style-name="ce1">
            <text:p>2053</text:p>
          </table:table-cell>
          <table:table-cell office:value-type="float" office:value="40" table:formula="of:=([.N21]=FALSE)*40+([.N21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0.1*[.$D21]" table:style-name="ce1">
            <text:p>100</text:p>
          </table:table-cell>
          <table:table-cell office:value-type="float" office:value="20" table:formula="of:=0.02*[.D21]" table:style-name="ce1">
            <text:p>20</text:p>
          </table:table-cell>
          <table:table-cell office:value-type="float" office:value="80" table:formula="of:=0.08*[.D21]" table:style-name="ce1">
            <text:p>80</text:p>
          </table:table-cell>
          <table:table-cell office:value-type="float" office:value="15" table:formula="of:=0.015*[.D21]" table:style-name="ce1">
            <text:p>1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8759" table:formula="of:=MAX([.AD21]-[.AC21]-36;0)" table:style-name="ce3">
            <text:p>8759,00</text:p>
          </table:table-cell>
          <table:table-cell office:value-type="float" office:value="8759" table:formula="of:=[.X21]-[.AE21]" table:style-name="ce3">
            <text:p>8759,00</text:p>
          </table:table-cell>
          <table:table-cell office:value-type="float" office:value="8759" table:formula="of:=[.X21]+MAX([.F21]*12-801;0)" table:style-name="ce2">
            <text:p>8759</text:p>
          </table:table-cell>
          <table:table-cell office:value-type="float" office:value="8759" table:formula="of:=MAX([.Z21]-[.AE21];0)" table:style-name="ce2">
            <text:p>8759</text:p>
          </table:table-cell>
          <table:table-cell table:style-name="ce1"/>
          <table:table-cell office:value-type="float" office:value="2205" table:formula="of:=INT(((0.6+(0.02*([.W21]-2005)))*(2*12*[.P21]))-(12*[.P21]))+[.AF21]" table:style-name="ce1">
            <text:p>2205</text:p>
          </table:table-cell>
          <table:table-cell office:value-type="float" office:value="11000" table:formula="of:=(12*[.E21]+(12*[.D21] - 1000)*([.D21]&gt;450))" table:style-name="ce1">
            <text:p>11000</text:p>
          </table:table-cell>
          <table:table-cell office:value-type="float" office:value="0" table:style-name="ce1">
            <text:p>0</text:p>
          </table:table-cell>
          <table:table-cell office:value-type="float" office:value="1341" table:formula="of:=INT(MAX(12 *(0.96*[.R21]+[.S21]); MIN(12 *(0.96*[.R21]+[.S21]+[.Q21]);  1900)  ))" table:style-name="ce1">
            <text:p>1341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2]+(65-[.U22])" table:style-name="ce1">
            <text:p>2053</text:p>
          </table:table-cell>
          <table:table-cell office:value-type="float" office:value="40" table:formula="of:=([.N22]=FALSE)*40+([.N2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$D22]" table:style-name="ce1">
            <text:p>300</text:p>
          </table:table-cell>
          <table:table-cell office:value-type="float" office:value="60" table:formula="of:=0.02*[.D22]" table:style-name="ce1">
            <text:p>60</text:p>
          </table:table-cell>
          <table:table-cell office:value-type="float" office:value="240" table:formula="of:=0.08*[.D22]" table:style-name="ce1">
            <text:p>240</text:p>
          </table:table-cell>
          <table:table-cell office:value-type="float" office:value="45" table:formula="of:=0.015*[.D22]" table:style-name="ce1">
            <text:p>4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D22]+[.AD23]-([.AC22]+[.AC23])-2*36)" table:style-name="ce3">
            <text:p>24050,50</text:p>
          </table:table-cell>
          <table:table-cell office:value-type="float" office:value="16622.5" table:formula="of:=[.X22]-[.AE22]" table:style-name="ce3">
            <text:p>16622,50</text:p>
          </table:table-cell>
          <table:table-cell office:value-type="float" office:value="24449.5" table:formula="of:=[.X22]+MAX(0.5*([.F22]*12-(2*801));0)" table:style-name="ce2">
            <text:p>24449,5</text:p>
          </table:table-cell>
          <table:table-cell office:value-type="float" office:value="17021.5" table:formula="of:=MAX([.Z22]-[.AE22];0)" table:style-name="ce2">
            <text:p>17021,5</text:p>
          </table:table-cell>
          <table:table-cell table:style-name="ce1"/>
          <table:table-cell office:value-type="float" office:value="5896" table:formula="of:=INT(((0.6+(0.02*([.W22]-2005)))*(2*12*[.P22]))-(12*[.P22]))+[.AF22]" table:style-name="ce1">
            <text:p>5896</text:p>
          </table:table-cell>
          <table:table-cell office:value-type="float" office:value="35000" table:formula="of:=(12*[.E22]+(12*[.D22] - 1000)*([.D22]&gt;450))" table:style-name="ce1">
            <text:p>35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3304" table:formula="of:=INT(MAX(12 *(0.96*[.R22]+[.S22]); MIN(12 *(0.96*[.R22]+[.S22]+[.Q22]);  1900)  ))" table:style-name="ce1">
            <text:p>3304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3]+(65-[.U23])" table:style-name="ce1">
            <text:p>2053</text:p>
          </table:table-cell>
          <table:table-cell office:value-type="float" office:value="40" table:formula="of:=([.N23]=FALSE)*40+([.N2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3]" table:style-name="ce1">
            <text:p>200</text:p>
          </table:table-cell>
          <table:table-cell office:value-type="float" office:value="40" table:formula="of:=0.02*[.D23]" table:style-name="ce1">
            <text:p>40</text:p>
          </table:table-cell>
          <table:table-cell office:value-type="float" office:value="160" table:formula="of:=0.08*[.D23]" table:style-name="ce1">
            <text:p>160</text:p>
          </table:table-cell>
          <table:table-cell office:value-type="float" office:value="30" table:formula="of:=0.015*[.D23]" table:style-name="ce1">
            <text:p>3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D22]+[.AD23]-([.AC22]+[.AC23])-2*36)" table:style-name="ce3">
            <text:p>24050,50</text:p>
          </table:table-cell>
          <table:table-cell office:value-type="float" office:value="16622.5" table:formula="of:=[.X23]-[.AE23]" table:style-name="ce3">
            <text:p>16622,50</text:p>
          </table:table-cell>
          <table:table-cell office:value-type="float" office:value="24449.5" table:formula="of:=[.X22]+MAX(0.5*([.F22]*12-(2*801));0)" table:style-name="ce2">
            <text:p>24449,5</text:p>
          </table:table-cell>
          <table:table-cell office:value-type="float" office:value="17021.5" table:formula="of:=MAX([.Z23]-[.AE23];0)" table:style-name="ce2">
            <text:p>17021,5</text:p>
          </table:table-cell>
          <table:table-cell table:style-name="ce1"/>
          <table:table-cell office:value-type="float" office:value="3931" table:formula="of:=INT(((0.6+(0.02*([.W23]-2005)))*(2*12*[.P23]))-(12*[.P23]))+[.AF23]" table:style-name="ce1">
            <text:p>3931</text:p>
          </table:table-cell>
          <table:table-cell office:value-type="float" office:value="23000" table:formula="of:=(12*[.E23]+(12*[.D23] - 1000)*([.D23]&gt;450))" table:style-name="ce1">
            <text:p>23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2203" table:formula="of:=INT(MAX(12 *(0.96*[.R23]+[.S23]); MIN(12 *(0.96*[.R23]+[.S23]+[.Q23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W24]+(65-[.U24])" table:style-name="ce1">
            <text:p>2075</text:p>
          </table:table-cell>
          <table:table-cell office:value-type="float" office:value="1" table:formula="of:=([.N24]=FALSE)*40+([.N24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4]" table:style-name="ce1">
            <text:p>0</text:p>
          </table:table-cell>
          <table:table-cell office:value-type="float" office:value="0" table:formula="of:=0.02*[.D24]" table:style-name="ce1">
            <text:p>0</text:p>
          </table:table-cell>
          <table:table-cell office:value-type="float" office:value="0" table:formula="of:=0.08*[.D24]" table:style-name="ce1">
            <text:p>0</text:p>
          </table:table-cell>
          <table:table-cell office:value-type="float" office:value="0" table:formula="of:=0.015*[.D24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24]-2005)))*(2*12*[.P24]))-(12*[.P24]))+[.AF24]" table:style-name="ce1">
            <text:p>0</text:p>
          </table:table-cell>
          <table:table-cell office:value-type="float" office:value="0" table:formula="of:=(12*[.E24]+(12*[.D24] - 1000)*([.D24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4]+[.S24]); MIN(12 *(0.96*[.R24]+[.S24]+[.Q24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" table:formula="of:=[.W25]+(65-[.U25])" table:style-name="ce1">
            <text:p>2080</text:p>
          </table:table-cell>
          <table:table-cell office:value-type="float" office:value="1" table:formula="of:=([.N25]=FALSE)*40+([.N25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5]" table:style-name="ce1">
            <text:p>0</text:p>
          </table:table-cell>
          <table:table-cell office:value-type="float" office:value="0" table:formula="of:=0.02*[.D25]" table:style-name="ce1">
            <text:p>0</text:p>
          </table:table-cell>
          <table:table-cell office:value-type="float" office:value="0" table:formula="of:=0.08*[.D25]" table:style-name="ce1">
            <text:p>0</text:p>
          </table:table-cell>
          <table:table-cell office:value-type="float" office:value="0" table:formula="of:=0.015*[.D25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25]-2005)))*(2*12*[.P25]))-(12*[.P25]))+[.AF25]" table:style-name="ce1">
            <text:p>0</text:p>
          </table:table-cell>
          <table:table-cell office:value-type="float" office:value="0" table:formula="of:=(12*[.E25]+(12*[.D25] - 1000)*([.D2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5]+[.S25]); MIN(12 *(0.96*[.R25]+[.S25]+[.Q25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7000" table:style-name="ce4">
            <text:p>7000</text:p>
          </table:table-cell>
          <table:table-cell office:value-type="float" office:value="0" table:style-name="ce4">
            <text:p>0</text:p>
          </table:table-cell>
          <table:table-cell office:value-type="float" office:value="250" table:style-name="ce4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2043" table:formula="of:=[.W26]+(65-[.U26])" table:style-name="ce4">
            <text:p>2043</text:p>
          </table:table-cell>
          <table:table-cell office:value-type="float" office:value="40" table:formula="of:=([.N26]=FALSE)*40+([.N2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false" table:formula="of:=FALSE" table:style-name="ce4">
            <text:p>FALSCH</text:p>
          </table:table-cell>
          <table:table-cell office:value-type="float" office:value="50" table:style-name="ce4">
            <text:p>50</text:p>
          </table:table-cell>
          <table:table-cell office:value-type="float" office:value="539.4" table:formula="of:=0.093*5800" table:style-name="ce4">
            <text:p>539,4</text:p>
          </table:table-cell>
          <table:table-cell office:value-type="float" office:value="140" table:formula="of:=0.02*[.D26]" table:style-name="ce4">
            <text:p>140</text:p>
          </table:table-cell>
          <table:table-cell office:value-type="float" office:value="560" table:formula="of:=0.08*[.D26]" table:style-name="ce4">
            <text:p>560</text:p>
          </table:table-cell>
          <table:table-cell office:value-type="float" office:value="105" table:formula="of:=0.015*[.D26]" table:style-name="ce4">
            <text:p>105</text:p>
          </table:table-cell>
          <table:table-cell office:value-type="boolean" office:boolean-value="false" table:formula="of:=FALSE" table:style-name="ce4">
            <text:p>FALSCH</text:p>
          </table:table-cell>
          <table:table-cell office:value-type="float" office:value="40" table:style-name="ce4">
            <text:p>40</text:p>
          </table:table-cell>
          <table:table-cell office:value-type="float" office:value="3" table:style-name="ce4">
            <text:p>3</text:p>
          </table:table-cell>
          <table:table-cell office:value-type="float" office:value="2018" table:style-name="ce4">
            <text:p>2018</text:p>
          </table:table-cell>
          <table:table-cell office:value-type="float" office:value="38436" table:formula="of:=([.AG26]+[.AG27])/2" table:style-name="ce5">
            <text:p>38436,00</text:p>
          </table:table-cell>
          <table:table-cell office:value-type="float" office:value="27294" table:formula="of:=([.$AJ$26]+[.$AJ$27])/2" table:style-name="ce5">
            <text:p>27294,00</text:p>
          </table:table-cell>
          <table:table-cell office:value-type="float" office:value="39834" table:formula="of:=[.X26]+MAX([.F26]*12-2*801;0)" table:style-name="ce6">
            <text:p>39834</text:p>
          </table:table-cell>
          <table:table-cell office:value-type="float" office:value="28692" table:formula="of:=[.Y26]+MAX([.F26]*12-2*801;0)" table:style-name="ce5">
            <text:p>28692,00</text:p>
          </table:table-cell>
          <table:table-cell table:style-name="ce4"/>
          <table:table-cell office:value-type="float" office:value="12371" table:formula="of:=INT(((0.6+(0.02*([.W26]-2005)))*(2*12*[.P26]))-(12*[.P26]))+[.AF26]" table:style-name="ce4">
            <text:p>12371</text:p>
          </table:table-cell>
          <table:table-cell office:value-type="float" office:value="83000" table:formula="of:=(12*[.E26]+(12*[.D26] - 1000)*([.D26]&gt;450))" table:style-name="ce4">
            <text:p>830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7711" table:formula="of:=INT(MAX(12 *(0.96*[.R26]+[.S26]); MIN(12 *(0.96*[.R26]+[.S26]+[.Q26]);  1900)  ))" table:style-name="ce4">
            <text:p>7711</text:p>
          </table:table-cell>
          <table:table-cell office:value-type="float" office:value="70023" table:formula="of:=[.AD26]-[.AC26]-36-570" table:style-name="ce1">
            <text:p>70023</text:p>
          </table:table-cell>
          <table:table-cell office:value-type="float" office:value="63174" table:formula="of:=[.AG26]-[.AG27]" table:style-name="ce1">
            <text:p>63174</text:p>
          </table:table-cell>
          <table:table-cell table:style-name="ce1"/>
          <table:table-cell office:value-type="float" office:value="54588" table:formula="of:=[.AG26]-([.AE26]-[.AI27])" table:style-name="ce1">
            <text:p>54588</text:p>
          </table:table-cell>
          <table:table-cell table:style-name="ce1"/>
          <table:table-cell table:style-name="ce4"/>
          <table:table-cell table:number-columns-repeated="1634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27]+(65-[.U27])" table:style-name="ce1">
            <text:p>2043</text:p>
          </table:table-cell>
          <table:table-cell office:value-type="float" office:value="40" table:formula="of:=([.N27]=FALSE)*40+([.N27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74.400000000000006" table:formula="of:=0.093*[.$D27]" table:style-name="ce1">
            <text:p>74,4</text:p>
          </table:table-cell>
          <table:table-cell office:value-type="float" office:value="16" table:formula="of:=0.02*[.D27]" table:style-name="ce1">
            <text:p>16</text:p>
          </table:table-cell>
          <table:table-cell office:value-type="float" office:value="64" table:formula="of:=0.08*[.D27]" table:style-name="ce1">
            <text:p>64</text:p>
          </table:table-cell>
          <table:table-cell office:value-type="float" office:value="12" table:formula="of:=0.015*[.D27]" table:style-name="ce1">
            <text:p>12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38436" table:formula="of:=([.AG27]+[.AG26])/2" table:style-name="ce5">
            <text:p>38436,00</text:p>
          </table:table-cell>
          <table:table-cell office:value-type="float" office:value="27294" table:formula="of:=([.$AJ$26]+[.$AJ$27])/2" table:style-name="ce5">
            <text:p>27294,00</text:p>
          </table:table-cell>
          <table:table-cell office:value-type="float" office:value="39834" table:formula="of:=[.X27]+MAX([.F27]*12-2*801;0)" table:style-name="ce2">
            <text:p>39834</text:p>
          </table:table-cell>
          <table:table-cell office:value-type="float" office:value="28692" table:formula="of:=[.Y27]+MAX([.F26]*12-2*801;0)" table:style-name="ce5">
            <text:p>28692,00</text:p>
          </table:table-cell>
          <table:table-cell table:style-name="ce1"/>
          <table:table-cell office:value-type="float" office:value="1715" table:formula="of:=INT(((0.6+(0.02*([.W27]-2005)))*(2*12*[.P27]))-(12*[.P27]))+[.AF27]" table:style-name="ce1">
            <text:p>1715</text:p>
          </table:table-cell>
          <table:table-cell office:value-type="float" office:value="8600" table:formula="of:=(12*[.E27]+(12*[.D27] - 1000)*([.D27]&gt;450))" table:style-name="ce1">
            <text:p>86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1073" table:formula="of:=INT(MAX(12 *(0.96*[.R27]+[.S27]); MIN(12 *(0.96*[.R27]+[.S27]+[.Q27]);  1900)  ))" table:style-name="ce1">
            <text:p>1073</text:p>
          </table:table-cell>
          <table:table-cell office:value-type="float" office:value="6849" table:formula="of:=[.AD27]-[.AC27]-36" table:style-name="ce1">
            <text:p>6849</text:p>
          </table:table-cell>
          <table:table-cell table:style-name="ce1"/>
          <table:table-cell office:value-type="float" office:value="-4293" table:formula="of:=[.AG27]-[.AE27]" table:style-name="ce1">
            <text:p>-4293</text:p>
          </table:table-cell>
          <table:table-cell office:value-type="float" office:value="0" table:formula="of:=[.AG27]-([.AE27]+[.AI27])" table:style-name="ce1">
            <text:p>0</text:p>
          </table:table-cell>
          <table:table-cell table:number-columns-repeated="1634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68" table:formula="of:=[.W28]+(65-[.U28])" table:style-name="ce1">
            <text:p>2068</text:p>
          </table:table-cell>
          <table:table-cell office:value-type="float" office:value="1" table:formula="of:=([.N28]=FALSE)*40+([.N28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8]" table:style-name="ce1">
            <text:p>0</text:p>
          </table:table-cell>
          <table:table-cell office:value-type="float" office:value="0" table:formula="of:=0.02*[.D28]" table:style-name="ce1">
            <text:p>0</text:p>
          </table:table-cell>
          <table:table-cell office:value-type="float" office:value="0" table:formula="of:=0.08*[.D28]" table:style-name="ce1">
            <text:p>0</text:p>
          </table:table-cell>
          <table:table-cell office:value-type="float" office:value="0" table:formula="of:=0.015*[.D28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8]+(12*[.B28] - 1000)*([.B28]&gt;450))" table:style-name="ce1">
            <text:p>0</text:p>
          </table:table-cell>
          <table:table-cell office:value-type="float" office:value="0" table:formula="of:=(12*[.E28]+(12*[.D28] - 1000)*([.D2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8]+[.S28]); MIN(12 *(0.96*[.R28]+[.S28]+[.Q28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73" table:formula="of:=[.W29]+(65-[.U29])" table:style-name="ce1">
            <text:p>2073</text:p>
          </table:table-cell>
          <table:table-cell office:value-type="float" office:value="1" table:formula="of:=([.N29]=FALSE)*40+([.N29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9]" table:style-name="ce1">
            <text:p>0</text:p>
          </table:table-cell>
          <table:table-cell office:value-type="float" office:value="0" table:formula="of:=0.02*[.D29]" table:style-name="ce1">
            <text:p>0</text:p>
          </table:table-cell>
          <table:table-cell office:value-type="float" office:value="0" table:formula="of:=0.08*[.D29]" table:style-name="ce1">
            <text:p>0</text:p>
          </table:table-cell>
          <table:table-cell office:value-type="float" office:value="0" table:formula="of:=0.015*[.D29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9]+(12*[.B29] - 1000)*([.B29]&gt;450))" table:style-name="ce1">
            <text:p>0</text:p>
          </table:table-cell>
          <table:table-cell office:value-type="float" office:value="0" table:formula="of:=(12*[.E29]+(12*[.D29] - 1000)*([.D2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9]+[.S29]); MIN(12 *(0.96*[.R29]+[.S29]+[.Q29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W30]+(65-[.U30])" table:style-name="ce1">
            <text:p>2075</text:p>
          </table:table-cell>
          <table:table-cell office:value-type="float" office:value="1" table:formula="of:=([.N30]=FALSE)*40+([.N30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30]" table:style-name="ce1">
            <text:p>0</text:p>
          </table:table-cell>
          <table:table-cell office:value-type="float" office:value="0" table:formula="of:=0.02*[.D30]" table:style-name="ce1">
            <text:p>0</text:p>
          </table:table-cell>
          <table:table-cell office:value-type="float" office:value="0" table:formula="of:=0.08*[.D30]" table:style-name="ce1">
            <text:p>0</text:p>
          </table:table-cell>
          <table:table-cell office:value-type="float" office:value="0" table:formula="of:=0.015*[.D30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30]+(12*[.B30] - 1000)*([.B30]&gt;450))" table:style-name="ce1">
            <text:p>0</text:p>
          </table:table-cell>
          <table:table-cell office:value-type="float" office:value="0" table:formula="of:=(12*[.E30]+(12*[.D30] - 1000)*([.D30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30]+[.S30]); MIN(12 *(0.96*[.R30]+[.S30]+[.Q30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4:50Z</dc:date>
    <meta:editing-duration>PT0S</meta:editing-duration>
  </office:meta>
</office:document-meta>
</file>